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" svg:font-family="Inconsolata" style:font-pitch="fixed"/>
    <style:font-face style:name="DejaVu Sans1" svg:font-family="'DejaVu Sans'" style:font-pitch="variable"/>
    <style:font-face style:name="Inconsolata1" svg:font-family="Inconsolata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14cm" fo:min-width="7.357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162cm" fo:min-width="7.357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008cm" fo:min-width="7.346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3cm" fo:min-width="2.564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03cm" fo:min-width="1.421cm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svg:stroke-color="#000000" draw:marker-start="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draw:stroke-dash="Ultrafine_20_Dashed" draw:fill="none" draw:textarea-horizontal-align="justify" draw:textarea-vertical-align="middle" draw:auto-grow-height="false" fo:min-height="0.131cm" fo:min-width="7.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style:font-name="Inconsolata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2pt" fo:font-style="italic" fo:text-shadow="none" style:text-underline-style="none" fo:font-weight="bold" style:letter-kerning="true" style:font-name-asian="Droid Sans Fallback" style:font-size-asian="12pt" style:font-style-asian="italic" style:font-weight-asian="bold" style:font-name-complex="Droid Sans Devanagari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Inconsolat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Roboto Condense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Inconsolata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font-name="Inconsolata" fo:font-size="12pt" style:text-underline-style="none" style:font-size-asian="12pt" style:font-size-complex="1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Inconsolata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Inconsolata" fo:font-size="12pt" fo:font-style="normal" fo:text-shadow="none" style:text-underline-style="solid" style:text-underline-width="auto" style:text-underline-color="font-color" fo:font-weight="normal" style:letter-kerning="true" style:font-name-asian="Droid Sans Fallback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Inconsolata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885cm" svg:height="0.792cm" svg:x="0.116cm" svg:y="0.197cm">
          <text:p text:style-name="P1"><text:span text:style-name="T1">Trans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885cm" svg:height="2.44cm" svg:x="0.116cm" svg:y="0.989cm">
          <text:p text:style-name="P3"><text:span text:style-name="T2">id: </text:span><text:span text:style-name="T3">integer</text:span></text:p>
          <text:p text:style-name="P3"><text:span text:style-name="T4">pre_transition_id: </text:span><text:span text:style-name="T5">configuration</text:span><text:span text:style-name="T6"> id</text:span></text:p>
          <text:p text:style-name="P3"><text:span text:style-name="T2">post_transition_id</text:span><text:span text:style-name="T7">:</text:span><text:span text:style-name="T5">configuration</text:span><text:span text:style-name="T6"> id</text:span></text:p>
          <text:p text:style-name="P3"><text:span text:style-name="T2">used_rules</text:span><text:span text:style-name="T7">:set of </text:span><text:span text:style-name="T8">rule</text:span><text:span text:style-name="T7"> id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874cm" svg:height="2.286cm" svg:x="0.127cm" svg:y="3.429cm">
          <text:p text:style-name="P3"><text:span text:style-name="T9">addARuleId()</text:span></text:p>
          <text:p text:style-name="P3"><text:span text:style-name="T9">removeARuleId()</text:span></text:p>
          <text:p text:style-name="P3"><text:span text:style-name="T9">modifyPreTransitionId()</text:span></text:p>
          <text:p text:style-name="P3"><text:span text:style-name="T9">modifyPostTransitionId(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092cm" svg:height="0.808cm" svg:x="10.016cm" svg:y="1.743cm">
          <text:p text:style-name="P1"><text:span text:style-name="T1">Configur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1.949cm" svg:height="0.781cm" svg:x="10.016cm" svg:y="3.24cm">
          <text:p text:style-name="P1"><text:span text:style-name="T1">Rule 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8.001cm" svg:y1="3.122cm" svg:x2="10.016cm" svg:y2="3.63cm" draw:start-shape="id1" draw:start-glue-point="1" draw:end-shape="id2" draw:end-glue-point="3" svg:d="M8001 3122h1000v508h1015" svg:viewBox="0 0 2016 509">
          <text:p/>
        </draw:connector>
        <draw:custom-shape draw:style-name="gr7" draw:text-style-name="P7" xml:id="id3" draw:id="id3" draw:layer="layout" svg:width="7.62cm" svg:height="0.381cm" svg:x="0.381cm" svg:y="2.332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8.001cm" svg:y1="2.522cm" svg:x2="10.016cm" svg:y2="2.147cm" draw:start-shape="id3" draw:start-glue-point="1" draw:end-shape="id4" draw:end-glue-point="3" svg:d="M8001 2522h1001v-375h1014" svg:viewBox="0 0 2016 376">
          <text:p/>
        </draw:connector>
        <draw:custom-shape draw:style-name="gr7" draw:text-style-name="P7" xml:id="id1" draw:id="id1" draw:layer="layout" svg:width="7.62cm" svg:height="0.381cm" svg:x="0.381cm" svg:y="2.9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" svg:font-family="Inconsolata" style:font-pitch="fixed"/>
    <style:font-face style:name="DejaVu Sans1" svg:font-family="'DejaVu Sans'" style:font-pitch="variable"/>
    <style:font-face style:name="Inconsolata1" svg:font-family="Inconsolata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208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7T12:32:43.832329153</meta:creation-date>
    <dc:date>2019-12-03T15:04:23.758833235</dc:date>
    <meta:editing-duration>PT6H35S</meta:editing-duration>
    <meta:editing-cycles>63</meta:editing-cycles>
    <meta:generator>LibreOffice/6.3.3.2.0$Linux_X86_64 LibreOffice_project/30$Build-2</meta:generator>
    <meta:document-statistic meta:object-count="9"/>
  </office:meta>
</office:document-meta>
</file>